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fo:font-weight="normal" officeooo:rsid="0022b869" style:font-weight-asian="normal" style:font-weight-complex="normal"/>
    </style:style>
    <style:style style:name="T23" style:family="text">
      <style:text-properties officeooo:rsid="0020f168"/>
    </style:style>
    <style:style style:name="T24" style:family="text">
      <style:text-properties officeooo:rsid="00202dbf"/>
    </style:style>
    <style:style style:name="T25" style:family="text">
      <style:text-properties officeooo:rsid="0022b8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1</text:span></text:p>
      <text:p text:style-name="P9">Native Microsoft Outlook Configuration Guide</text:p>
      <text:p text:style-name="P3"/>
      <text:p text:style-name="P24">Copyright © <text:s/>2009-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1</text:span> – <text:span text:style-name="T25">March </text:span>201<text:span text:style-name="T1">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23"><text:a xlink:type="simple" xlink:href="#__RefHeading__6468_1244406482" text:style-name="Internet_20_link" text:visited-style-name="Internet_20_link">LDAP Server <text:s text:c="2"/><text:tab/>5</text:a></text:p>
          <text:p text:style-name="P23"><text:a xlink:type="simple" xlink:href="#__RefHeading__6470_1244406482" text:style-name="Internet_20_link" text:visited-style-name="Internet_20_link">Microsoft Active Directory <text:s text:c="2"/><text:tab/>5</text:a></text:p>
          <text:p text:style-name="P23"><text:a xlink:type="simple" xlink:href="#__RefHeading__6472_1244406482" text:style-name="Internet_20_link" text:visited-style-name="Internet_20_link">Other or No Solution <text:s text:c="2"/><text:tab/>6</text:a></text:p>
          <text:p text:style-name="P23"><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23"><text:a xlink:type="simple" xlink:href="#__RefHeading__6476_1244406482" text:style-name="Internet_20_link" text:visited-style-name="Internet_20_link">Red Hat Enterprise Linux v5 and v6 <text:s text:c="2"/><text:tab/>8</text:a></text:p>
          <text:p text:style-name="P23"><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23"><text:a xlink:type="simple" xlink:href="#__RefHeading__6480_1244406482" text:style-name="Internet_20_link" text:visited-style-name="Internet_20_link">SOGo Configuration <text:s text:c="2"/><text:tab/>10</text:a></text:p>
          <text:p text:style-name="P23"><text:a xlink:type="simple" xlink:href="#__RefHeading__6482_1244406482" text:style-name="Internet_20_link" text:visited-style-name="Internet_20_link">Samba 4 Configuration <text:s text:c="2"/><text:tab/>10</text:a></text:p>
          <text:p text:style-name="P23"><text:a xlink:type="simple" xlink:href="#__RefHeading__6484_1244406482" text:style-name="Internet_20_link" text:visited-style-name="Internet_20_link">OpenChange Configuration <text:s text:c="2"/><text:tab/>11</text:a></text:p>
          <text:p text:style-name="P23"><text:a xlink:type="simple" xlink:href="#__RefHeading__6486_1244406482" text:style-name="Internet_20_link" text:visited-style-name="Internet_20_link">Apache Configuration for Web Services <text:s text:c="2"/><text:tab/>12</text:a></text:p>
          <text:p text:style-name="P23"><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23"><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8"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text:span><text:span text:style-name="T22">1</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3">Microsoft ActiveSync</text:span>-capable device, <text:span text:style-name="T24">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30"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9"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30"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9"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5116789701644989362" text:style-name="L1">
        <text:list-item>
          <text:p text:style-name="P25"><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5"><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4765652937228712319"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9"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9"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d925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9</text:chapter></text:p>
      </style:header>
      <style:footer>
        <text:p text:style-name="MP2">© 2009-201<text:span text:style-name="MT1">4</text:span> Inverse inc.<text:tab/><text:chapter text:display="name" text:outline-level="1">Known Issues or Limitations</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76</meta:editing-cycles>
    <meta:editing-duration>P3DT21H50M47S</meta:editing-duration>
    <dc:date>2014-03-06T16:35:24.259161000</dc:date>
    <meta:document-statistic meta:table-count="0" meta:image-count="3" meta:object-count="0" meta:page-count="21" meta:paragraph-count="320" meta:word-count="3595" meta:character-count="24861" meta:non-whitespace-character-count="20953"/>
    <meta:user-defined meta:name="Info 1"/>
    <meta:user-defined meta:name="Info 2"/>
    <meta:user-defined meta:name="Info 3"/>
    <meta:user-defined meta:name="Info 4"/>
  </office:meta>
</office:document-meta>
</file>